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5e3eea"/>
    </style:style>
    <style:style style:name="P4" style:family="paragraph" style:parent-style-name="Standard">
      <style:paragraph-properties fo:line-height="200%"/>
      <style:text-properties officeooo:paragraph-rsid="0060f766"/>
    </style:style>
    <style:style style:name="T1" style:family="text">
      <style:text-properties officeooo:rsid="0016bac2"/>
    </style:style>
    <style:style style:name="T2" style:family="text">
      <style:text-properties officeooo:rsid="00226351"/>
    </style:style>
    <style:style style:name="T3" style:family="text">
      <style:text-properties officeooo:rsid="002775b9"/>
    </style:style>
    <style:style style:name="T4" style:family="text">
      <style:text-properties officeooo:rsid="002da11a"/>
    </style:style>
    <style:style style:name="T5" style:family="text">
      <style:text-properties officeooo:rsid="00341663"/>
    </style:style>
    <style:style style:name="T6" style:family="text">
      <style:text-properties officeooo:rsid="003ab144"/>
    </style:style>
    <style:style style:name="T7" style:family="text">
      <style:text-properties officeooo:rsid="006298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6">Days passed, and Panama stepped onto the top of the hill overlooking Dishevel in the moonlight, anger seething underneath his stoic gaze. The manor itself rested upon the opposite facing hill, blocked by a river from the front and mountains on its sides, with the rest of the property situated in a valley behind the riverfront. Its only feasible entrance – a drawbridge – stood upright, acting as the door to a massive wall which sat up against the far side of the river shore.</text:span></text:p>
      <text:p text:style-name="P1"><text:tab/>“<text:span text:style-name="T1">Really wish we’d had more than one look at the place before we had to take it,” commented Cyrus, stepping up beside him, and repeating himself in the crow’s tongue.</text:span></text:p>
      <text:p text:style-name="P1"><text:tab/>“<text:span text:style-name="T2">No que tengo lucha el,” assured Panama.</text:span></text:p>
      <text:p text:style-name="P1"><text:tab/>“<text:span text:style-name="T3">Tu eres seguro?”</text:span></text:p>
      <text:p text:style-name="P1"><text:tab/>“<text:span text:style-name="T4">I am sure. No battle. No blood.”</text:span></text:p>
      <text:p text:style-name="P3"><text:tab/><text:span text:style-name="T5">Dr. Tia glanced at her clock, and upon seeing the time, stopped her study with Leora. “It’s getting late ; I want to show you something before sunrise,” she said. Setting down her book, Leora nodded with an eager smile and followed the chinchilla into her private office, reaching underneath the rug under her desk to open up a trapdoor. She hopped down it and Leora followed suit curiously, closing the chamber behind them at Althea’s request. The tunnel itself was clearly crafted meticulously with enough room to stretch out one’s head and arms in its carpeted depths. It traveled on the slightest declining angle for what seemed to the bat like miles – until they reached a literal light at the end of the tunnel. The chinchilla and bat both crawled out into a cave lit up by a dim fire. The walls were lined with chalkboards filled with writings, while the center of the large room was occupied by an iron pipe.</text:span></text:p>
      <text:p text:style-name="P4"><text:span text:style-name="T5"><text:tab/>“What is all this, Tia?” asked an astounded Leora.</text:span></text:p>
      <text:p text:style-name="P4"><text:span text:style-name="T5"><text:tab/>“My home away from home.”</text:span></text:p>
      <text:p text:style-name="P4"><text:tab/><text:span text:style-name="T7">Tia walked her apprentice to the far side of the room where a vial of green liquid stood on a counter. “The bottle is synthetic blood. I took those instructions you gave me </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8:53:25.653424011</meta:creation-date>
    <dc:date>2020-03-19T18:37:04.262309218</dc:date>
    <meta:editing-duration>PT5H45M1S</meta:editing-duration>
    <meta:editing-cycles>76</meta:editing-cycles>
    <meta:generator>LibreOffice/6.3.5.2$Linux_X86_64 LibreOffice_project/30$Build-2</meta:generator>
    <meta:document-statistic meta:table-count="0" meta:image-count="0" meta:object-count="0" meta:page-count="1" meta:paragraph-count="9" meta:word-count="340" meta:character-count="1906" meta:non-whitespace-character-count="1562"/>
  </office:meta>
</office:document-meta>
</file>